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1mm"/>
    </style:style>
    <style:style style:name="co4" style:family="table-column">
      <style:table-column-properties fo:break-before="auto" style:column-width="33.51mm"/>
    </style:style>
    <style:style style:name="co5" style:family="table-column">
      <style:table-column-properties fo:break-before="auto" style:column-width="2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4"/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 style:data-style-name="N4">
      <style:table-cell-properties fo:border="none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dregnings eksempel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7" office:value-type="string" calcext:value-type="string">
            <text:p>Total</text:p>
          </table:table-cell>
          <table:table-cell table:style-name="ce4" table:formula="of:=SUM([.E5:.E24])" office:value-type="float" office:value="87922.371951524" calcext:value-type="float">
            <text:p>87.922,37</text:p>
          </table:table-cell>
          <table:table-cell table:style-name="ce4" table:formula="of:=SUM([.F5:.F24])" office:value-type="float" office:value="7922.37195152492" calcext:value-type="float">
            <text:p>7.922,37</text:p>
          </table:table-cell>
          <table:table-cell table:style-name="ce4" table:formula="of:=SUM([.G5:.G24])" office:value-type="float" office:value="79999.9999999991" calcext:value-type="float">
            <text:p>80.00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8" office:value-type="string" calcext:value-type="string">
            <text:p>Termin</text:p>
          </table:table-cell>
          <table:table-cell table:style-name="ce10" office:value-type="string" calcext:value-type="string">
            <text:p>Ydelse</text:p>
          </table:table-cell>
          <table:table-cell table:style-name="ce10" office:value-type="string" calcext:value-type="string">
            <text:p>Rente per termin</text:p>
          </table:table-cell>
          <table:table-cell table:style-name="ce10" office:value-type="string" calcext:value-type="string">
            <text:p>Afdrag</text:p>
          </table:table-cell>
          <table:table-cell table:style-name="ce10" office:value-type="string" calcext:value-type="string">
            <text:p>Restgæ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avn</text:p>
          </table:table-cell>
          <table:table-cell table:style-name="ce2" office:value-type="string" calcext:value-type="string">
            <text:p>Foo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,00</text:p>
          </table:table-cell>
          <table:table-cell table:style-name="ce4" table:formula="of:=[.B9]" office:value-type="float" office:value="80000" calcext:value-type="float">
            <text:p>80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ternavn</text:p>
          </table:table-cell>
          <table:table-cell table:style-name="ce2" office:value-type="string" calcext:value-type="string">
            <text:p>Bar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4" table:formula="of:=([.H4]*([.B10]/100)/12)/(1-(1+([.B10]/100)/12)^(-[.B11]))" office:value-type="float" office:value="4396.1185975762" calcext:value-type="float">
            <text:p>4.396,12</text:p>
          </table:table-cell>
          <table:table-cell table:style-name="ce4" table:formula="of:=[.H4]*([.$B$10]/100)/12" office:value-type="float" office:value="733.333333333333" calcext:value-type="float">
            <text:p>733,33</text:p>
          </table:table-cell>
          <table:table-cell table:style-name="ce4" table:formula="of:=[.E5]-[.F5]" office:value-type="float" office:value="3662.78526424287" calcext:value-type="float">
            <text:p>3.662,79</text:p>
          </table:table-cell>
          <table:table-cell table:style-name="ce4" table:formula="of:=[.H4]-[.G5]" office:value-type="float" office:value="76337.2147357571" calcext:value-type="float">
            <text:p>76.337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ditværdighed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4" table:formula="of:=[.E5]" office:value-type="float" office:value="4396.1185975762" calcext:value-type="float">
            <text:p>4.396,12</text:p>
          </table:table-cell>
          <table:table-cell table:style-name="ce4" table:formula="of:=[.H5]*([.$B$10]/100)/12" office:value-type="float" office:value="699.75780174444" calcext:value-type="float">
            <text:p>699,76</text:p>
          </table:table-cell>
          <table:table-cell table:style-name="ce4" table:formula="of:=[.E6]-[.F6]" office:value-type="float" office:value="3696.36079583176" calcext:value-type="float">
            <text:p>3.696,36</text:p>
          </table:table-cell>
          <table:table-cell table:style-name="ce4" table:formula="of:=[.H5]-[.G6]" office:value-type="float" office:value="72640.8539399254" calcext:value-type="float">
            <text:p>72.640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pris</text:p>
          </table:table-cell>
          <table:table-cell table:style-name="ce4" office:value-type="float" office:value="100000" calcext:value-type="float">
            <text:p>100.000,0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4" table:formula="of:=[.E6]" office:value-type="float" office:value="4396.1185975762" calcext:value-type="float">
            <text:p>4.396,12</text:p>
          </table:table-cell>
          <table:table-cell table:style-name="ce4" table:formula="of:=[.H6]*([.$B$10]/100)/12" office:value-type="float" office:value="665.874494449316" calcext:value-type="float">
            <text:p>665,87</text:p>
          </table:table-cell>
          <table:table-cell table:style-name="ce4" table:formula="of:=[.E7]-[.F7]" office:value-type="float" office:value="3730.24410312688" calcext:value-type="float">
            <text:p>3.730,24</text:p>
          </table:table-cell>
          <table:table-cell table:style-name="ce4" table:formula="of:=[.H6]-[.G7]" office:value-type="float" office:value="68910.6098367985" calcext:value-type="float">
            <text:p>68.910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payment</text:p>
          </table:table-cell>
          <table:table-cell table:style-name="ce4" office:value-type="float" office:value="20000" calcext:value-type="float">
            <text:p>20.000,0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4" table:formula="of:=[.E7]" office:value-type="float" office:value="4396.1185975762" calcext:value-type="float">
            <text:p>4.396,12</text:p>
          </table:table-cell>
          <table:table-cell table:style-name="ce4" table:formula="of:=[.H7]*([.$B$10]/100)/12" office:value-type="float" office:value="631.680590170653" calcext:value-type="float">
            <text:p>631,68</text:p>
          </table:table-cell>
          <table:table-cell table:style-name="ce4" table:formula="of:=[.E8]-[.F8]" office:value-type="float" office:value="3764.43800740555" calcext:value-type="float">
            <text:p>3.764,44</text:p>
          </table:table-cell>
          <table:table-cell table:style-name="ce4" table:formula="of:=[.H7]-[.G8]" office:value-type="float" office:value="65146.171829393" calcext:value-type="float">
            <text:p>65.146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vedstol(lån)</text:p>
          </table:table-cell>
          <table:table-cell table:style-name="ce4" table:formula="of:=[.B7]-[.B8]" office:value-type="float" office:value="80000" calcext:value-type="float">
            <text:p>80.000,00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4" table:formula="of:=[.E8]" office:value-type="float" office:value="4396.1185975762" calcext:value-type="float">
            <text:p>4.396,12</text:p>
          </table:table-cell>
          <table:table-cell table:style-name="ce4" table:formula="of:=[.H8]*([.$B$10]/100)/12" office:value-type="float" office:value="597.173241769435" calcext:value-type="float">
            <text:p>597,17</text:p>
          </table:table-cell>
          <table:table-cell table:style-name="ce4" table:formula="of:=[.E9]-[.F9]" office:value-type="float" office:value="3798.94535580676" calcext:value-type="float">
            <text:p>3.798,95</text:p>
          </table:table-cell>
          <table:table-cell table:style-name="ce4" table:formula="of:=[.H8]-[.G9]" office:value-type="float" office:value="61347.2264735862" calcext:value-type="float">
            <text:p>61.347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rente i % per år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4" table:formula="of:=[.E9]" office:value-type="float" office:value="4396.1185975762" calcext:value-type="float">
            <text:p>4.396,12</text:p>
          </table:table-cell>
          <table:table-cell table:style-name="ce4" table:formula="of:=[.H9]*([.$B$10]/100)/12" office:value-type="float" office:value="562.349576007873" calcext:value-type="float">
            <text:p>562,35</text:p>
          </table:table-cell>
          <table:table-cell table:style-name="ce4" table:formula="of:=[.E10]-[.F10]" office:value-type="float" office:value="3833.76902156833" calcext:value-type="float">
            <text:p>3.833,77</text:p>
          </table:table-cell>
          <table:table-cell table:style-name="ce4" table:formula="of:=[.H9]-[.G10]" office:value-type="float" office:value="57513.4574520179" calcext:value-type="float">
            <text:p>57.513,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øbetid i md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4" table:formula="of:=[.E10]" office:value-type="float" office:value="4396.1185975762" calcext:value-type="float">
            <text:p>4.396,12</text:p>
          </table:table-cell>
          <table:table-cell table:style-name="ce4" table:formula="of:=[.H10]*([.$B$10]/100)/12" office:value-type="float" office:value="527.206693310164" calcext:value-type="float">
            <text:p>527,21</text:p>
          </table:table-cell>
          <table:table-cell table:style-name="ce4" table:formula="of:=[.E11]-[.F11]" office:value-type="float" office:value="3868.91190426604" calcext:value-type="float">
            <text:p>3.868,91</text:p>
          </table:table-cell>
          <table:table-cell table:style-name="ce4" table:formula="of:=[.H10]-[.G11]" office:value-type="float" office:value="53644.5455477518" calcext:value-type="float">
            <text:p>53.644,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style-name="ce4" table:formula="of:=[.E11]" office:value-type="float" office:value="4396.1185975762" calcext:value-type="float">
            <text:p>4.396,12</text:p>
          </table:table-cell>
          <table:table-cell table:style-name="ce4" table:formula="of:=[.H11]*([.$B$10]/100)/12" office:value-type="float" office:value="491.741667521058" calcext:value-type="float">
            <text:p>491,74</text:p>
          </table:table-cell>
          <table:table-cell table:style-name="ce4" table:formula="of:=[.E12]-[.F12]" office:value-type="float" office:value="3904.37693005514" calcext:value-type="float">
            <text:p>3.904,38</text:p>
          </table:table-cell>
          <table:table-cell table:style-name="ce4" table:formula="of:=[.H11]-[.G12]" office:value-type="float" office:value="49740.1686176967" calcext:value-type="float">
            <text:p>49.740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kostninger i procent</text:p>
          </table:table-cell>
          <table:table-cell table:style-name="ce6" table:formula="of:=([.E2]-[.H4])/[.H4]" office:value-type="percentage" office:value="0.0990296493940501" calcext:value-type="percentage">
            <text:p>9,90%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4" table:formula="of:=[.E12]" office:value-type="float" office:value="4396.1185975762" calcext:value-type="float">
            <text:p>4.396,12</text:p>
          </table:table-cell>
          <table:table-cell table:style-name="ce4" table:formula="of:=[.H12]*([.$B$10]/100)/12" office:value-type="float" office:value="455.95154566222" calcext:value-type="float">
            <text:p>455,95</text:p>
          </table:table-cell>
          <table:table-cell table:style-name="ce4" table:formula="of:=[.E13]-[.F13]" office:value-type="float" office:value="3940.16705191398" calcext:value-type="float">
            <text:p>3.940,17</text:p>
          </table:table-cell>
          <table:table-cell table:style-name="ce4" table:formula="of:=[.H12]-[.G13]" office:value-type="float" office:value="45800.0015657827" calcext:value-type="float">
            <text:p>45.8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ÅOP</text:p>
          </table:table-cell>
          <table:table-cell table:style-name="ce6" table:formula="of:=[.B13]/[.B11]*12" office:value-type="percentage" office:value="0.0594177896364301" calcext:value-type="percentage">
            <text:p>5,94%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style-name="ce4" table:formula="of:=[.E13]" office:value-type="float" office:value="4396.1185975762" calcext:value-type="float">
            <text:p>4.396,12</text:p>
          </table:table-cell>
          <table:table-cell table:style-name="ce4" table:formula="of:=[.H13]*([.$B$10]/100)/12" office:value-type="float" office:value="419.833347686341" calcext:value-type="float">
            <text:p>419,83</text:p>
          </table:table-cell>
          <table:table-cell table:style-name="ce4" table:formula="of:=[.E14]-[.F14]" office:value-type="float" office:value="3976.28524988986" calcext:value-type="float">
            <text:p>3.976,29</text:p>
          </table:table-cell>
          <table:table-cell table:style-name="ce4" table:formula="of:=[.H13]-[.G14]" office:value-type="float" office:value="41823.7163158929" calcext:value-type="float">
            <text:p>41.823,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float" office:value="11" calcext:value-type="float">
            <text:p>11</text:p>
          </table:table-cell>
          <table:table-cell table:style-name="ce4" table:formula="of:=[.E14]" office:value-type="float" office:value="4396.1185975762" calcext:value-type="float">
            <text:p>4.396,12</text:p>
          </table:table-cell>
          <table:table-cell table:style-name="ce4" table:formula="of:=[.H14]*([.$B$10]/100)/12" office:value-type="float" office:value="383.384066229018" calcext:value-type="float">
            <text:p>383,38</text:p>
          </table:table-cell>
          <table:table-cell table:style-name="ce4" table:formula="of:=[.E15]-[.F15]" office:value-type="float" office:value="4012.73453134718" calcext:value-type="float">
            <text:p>4.012,73</text:p>
          </table:table-cell>
          <table:table-cell table:style-name="ce4" table:formula="of:=[.H14]-[.G15]" office:value-type="float" office:value="37810.9817845457" calcext:value-type="float">
            <text:p>37.810,9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11" table:formula="of:=[.E15]" office:value-type="float" office:value="4396.1185975762" calcext:value-type="float">
            <text:p>4.396,12</text:p>
          </table:table-cell>
          <table:table-cell table:style-name="ce11" table:formula="of:=[.H15]*([.$B$10]/100)/12" office:value-type="float" office:value="346.600666358335" calcext:value-type="float">
            <text:p>346,60</text:p>
          </table:table-cell>
          <table:table-cell table:style-name="ce11" table:formula="of:=[.E16]-[.F16]" office:value-type="float" office:value="4049.51793121786" calcext:value-type="float">
            <text:p>4.049,52</text:p>
          </table:table-cell>
          <table:table-cell table:style-name="ce11" table:formula="of:=[.H15]-[.G16]" office:value-type="float" office:value="33761.4638533278" calcext:value-type="float">
            <text:p>33.761,46</text:p>
          </table:table-cell>
          <table:table-cell table:style-name="ce4" table:number-columns-repeated="4"/>
        </table:table-row>
        <table:table-row table:style-name="ro1"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11" table:formula="of:=[.E16]" office:value-type="float" office:value="4396.1185975762" calcext:value-type="float">
            <text:p>4.396,12</text:p>
          </table:table-cell>
          <table:table-cell table:style-name="ce11" table:formula="of:=[.H16]*([.$B$10]/100)/12" office:value-type="float" office:value="309.480085322171" calcext:value-type="float">
            <text:p>309,48</text:p>
          </table:table-cell>
          <table:table-cell table:style-name="ce11" table:formula="of:=[.E17]-[.F17]" office:value-type="float" office:value="4086.63851225403" calcext:value-type="float">
            <text:p>4.086,64</text:p>
          </table:table-cell>
          <table:table-cell table:style-name="ce11" table:formula="of:=[.H16]-[.G17]" office:value-type="float" office:value="29674.8253410738" calcext:value-type="float">
            <text:p>29.674,8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14" calcext:value-type="float">
            <text:p>14</text:p>
          </table:table-cell>
          <table:table-cell table:style-name="ce11" table:formula="of:=[.E17]" office:value-type="float" office:value="4396.1185975762" calcext:value-type="float">
            <text:p>4.396,12</text:p>
          </table:table-cell>
          <table:table-cell table:style-name="ce11" table:formula="of:=[.H17]*([.$B$10]/100)/12" office:value-type="float" office:value="272.019232293176" calcext:value-type="float">
            <text:p>272,02</text:p>
          </table:table-cell>
          <table:table-cell table:style-name="ce11" table:formula="of:=[.E18]-[.F18]" office:value-type="float" office:value="4124.09936528302" calcext:value-type="float">
            <text:p>4.124,10</text:p>
          </table:table-cell>
          <table:table-cell table:style-name="ce11" table:formula="of:=[.H17]-[.G18]" office:value-type="float" office:value="25550.7259757907" calcext:value-type="float">
            <text:p>25.550,7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15" calcext:value-type="float">
            <text:p>15</text:p>
          </table:table-cell>
          <table:table-cell table:style-name="ce11" table:formula="of:=[.E18]" office:value-type="float" office:value="4396.1185975762" calcext:value-type="float">
            <text:p>4.396,12</text:p>
          </table:table-cell>
          <table:table-cell table:style-name="ce11" table:formula="of:=[.H18]*([.$B$10]/100)/12" office:value-type="float" office:value="234.214988111415" calcext:value-type="float">
            <text:p>234,21</text:p>
          </table:table-cell>
          <table:table-cell table:style-name="ce11" table:formula="of:=[.E19]-[.F19]" office:value-type="float" office:value="4161.90360946478" calcext:value-type="float">
            <text:p>4.161,90</text:p>
          </table:table-cell>
          <table:table-cell table:style-name="ce11" table:formula="of:=[.H18]-[.G19]" office:value-type="float" office:value="21388.822366326" calcext:value-type="float">
            <text:p>21.388,8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11" table:formula="of:=[.E19]" office:value-type="float" office:value="4396.1185975762" calcext:value-type="float">
            <text:p>4.396,12</text:p>
          </table:table-cell>
          <table:table-cell table:style-name="ce11" table:formula="of:=[.H19]*([.$B$10]/100)/12" office:value-type="float" office:value="196.064205024655" calcext:value-type="float">
            <text:p>196,06</text:p>
          </table:table-cell>
          <table:table-cell table:style-name="ce11" table:formula="of:=[.E20]-[.F20]" office:value-type="float" office:value="4200.05439255155" calcext:value-type="float">
            <text:p>4.200,05</text:p>
          </table:table-cell>
          <table:table-cell table:style-name="ce11" table:formula="of:=[.H19]-[.G20]" office:value-type="float" office:value="17188.7679737744" calcext:value-type="float">
            <text:p>17.188,7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style-name="ce11" table:formula="of:=[.E20]" office:value-type="float" office:value="4396.1185975762" calcext:value-type="float">
            <text:p>4.396,12</text:p>
          </table:table-cell>
          <table:table-cell table:style-name="ce11" table:formula="of:=[.H20]*([.$B$10]/100)/12" office:value-type="float" office:value="157.563706426265" calcext:value-type="float">
            <text:p>157,56</text:p>
          </table:table-cell>
          <table:table-cell table:style-name="ce11" table:formula="of:=[.E21]-[.F21]" office:value-type="float" office:value="4238.55489114994" calcext:value-type="float">
            <text:p>4.238,55</text:p>
          </table:table-cell>
          <table:table-cell table:style-name="ce11" table:formula="of:=[.H20]-[.G21]" office:value-type="float" office:value="12950.2130826245" calcext:value-type="float">
            <text:p>12.950,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1" table:formula="of:=[.E21]" office:value-type="float" office:value="4396.1185975762" calcext:value-type="float">
            <text:p>4.396,12</text:p>
          </table:table-cell>
          <table:table-cell table:style-name="ce11" table:formula="of:=[.H21]*([.$B$10]/100)/12" office:value-type="float" office:value="118.710286590724" calcext:value-type="float">
            <text:p>118,71</text:p>
          </table:table-cell>
          <table:table-cell table:style-name="ce11" table:formula="of:=[.E22]-[.F22]" office:value-type="float" office:value="4277.40831098548" calcext:value-type="float">
            <text:p>4.277,41</text:p>
          </table:table-cell>
          <table:table-cell table:style-name="ce11" table:formula="of:=[.H21]-[.G22]" office:value-type="float" office:value="8672.804771639" calcext:value-type="float">
            <text:p>8.672,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19" calcext:value-type="float">
            <text:p>19</text:p>
          </table:table-cell>
          <table:table-cell table:style-name="ce11" table:formula="of:=[.E22]" office:value-type="float" office:value="4396.1185975762" calcext:value-type="float">
            <text:p>4.396,12</text:p>
          </table:table-cell>
          <table:table-cell table:style-name="ce11" table:formula="of:=[.H22]*([.$B$10]/100)/12" office:value-type="float" office:value="79.5007104066909" calcext:value-type="float">
            <text:p>79,50</text:p>
          </table:table-cell>
          <table:table-cell table:style-name="ce11" table:formula="of:=[.E23]-[.F23]" office:value-type="float" office:value="4316.61788716951" calcext:value-type="float">
            <text:p>4.316,62</text:p>
          </table:table-cell>
          <table:table-cell table:style-name="ce11" table:formula="of:=[.H22]-[.G23]" office:value-type="float" office:value="4356.18688446949" calcext:value-type="float">
            <text:p>4.356,1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11" table:formula="of:=[.E23]" office:value-type="float" office:value="4396.1185975762" calcext:value-type="float">
            <text:p>4.396,12</text:p>
          </table:table-cell>
          <table:table-cell table:style-name="ce11" table:formula="of:=[.H23]*([.$B$10]/100)/12" office:value-type="float" office:value="39.931713107637" calcext:value-type="float">
            <text:p>39,93</text:p>
          </table:table-cell>
          <table:table-cell table:style-name="ce11" table:formula="of:=[.E24]-[.F24]" office:value-type="float" office:value="4356.18688446856" calcext:value-type="float">
            <text:p>4.356,19</text:p>
          </table:table-cell>
          <table:table-cell table:style-name="ce11" table:formula="of:=[.H23]-[.G24]" office:value-type="float" office:value="0.000000000930413079913706" calcext:value-type="float">
            <text:p>0,00</text:p>
          </table:table-cell>
          <table:table-cell table:number-columns-repeated="4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-00-0000</text:date>, <text:time style:data-style-name="N2" text:time-value="08:19:56.956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03:10.137000000</meta:creation-date>
    <dc:date>2015-05-22T08:41:07.165000000</dc:date>
    <meta:editing-duration>PT1H27M24S</meta:editing-duration>
    <meta:editing-cycles>16</meta:editing-cycles>
    <meta:generator>LibreOffice/4.4.2.2$Windows_x86 LibreOffice_project/c4c7d32d0d49397cad38d62472b0bc8acff48dd6</meta:generator>
    <meta:document-statistic meta:table-count="1" meta:cell-count="135" meta:object-count="0"/>
  </office:meta>
</office:document-meta>
</file>